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24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237cm"/>
    </style:style>
    <style:style style:name="co4" style:family="table-column">
      <style:table-column-properties fo:break-before="auto" style:column-width="3.3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5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office:value-type="string">
            <text:p>class</text:p>
          </table:table-cell>
          <table:table-cell office:value-type="string">
            <text:p>refactored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.php</text:p>
          </table:table-cell>
          <table:table-cell office:value-type="string">
            <text:p>XoopsAuth</text:p>
          </table:table-cell>
          <table:table-cell office:value-type="string">
            <text:p>icms_auth_Object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factory.php</text:p>
          </table:table-cell>
          <table:table-cell office:value-type="string">
            <text:p>XoopsAuthFactory</text:p>
          </table:table-cell>
          <table:table-cell office:value-type="string">
            <text:p>icms_auth_Factory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ads.php</text:p>
          </table:table-cell>
          <table:table-cell office:value-type="string">
            <text:p>XoopsAuthAds</text:p>
          </table:table-cell>
          <table:table-cell office:value-type="string">
            <text:p>icms_auth_Ads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ldap.php</text:p>
          </table:table-cell>
          <table:table-cell office:value-type="string">
            <text:p>XoopsAuthLdap</text:p>
          </table:table-cell>
          <table:table-cell office:value-type="string">
            <text:p>icms_auth_Ldap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openid.php</text:p>
          </table:table-cell>
          <table:table-cell office:value-type="string">
            <text:p>XoopsAuthOpenid</text:p>
          </table:table-cell>
          <table:table-cell office:value-type="string">
            <text:p>icms_auth_Openid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provisionning.php</text:p>
          </table:table-cell>
          <table:table-cell office:value-type="string">
            <text:p>XoopsAuthProvisionning</text:p>
          </table:table-cell>
          <table:table-cell office:value-type="string">
            <text:p>icms_auth_Provisionning</text:p>
          </table:table-cell>
          <table:table-cell table:number-columns-repeated="1019"/>
        </table:table-row>
        <table:table-row table:style-name="ro1">
          <table:table-cell office:value-type="string">
            <text:p>/class/auth</text:p>
          </table:table-cell>
          <table:table-cell office:value-type="string">
            <text:p>auth_xoops.php</text:p>
          </table:table-cell>
          <table:table-cell office:value-type="string">
            <text:p>XoopsAuthXoops</text:p>
          </table:table-cell>
          <table:table-cell office:value-type="string">
            <text:p>icms_auth_Xoops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autotasksystem.php</text:p>
          </table:table-cell>
          <table:table-cell office:value-type="string">
            <text:p>iAutoTaskSystem</text:p>
          </table:table-cell>
          <table:table-cell office:value-type="string">
            <text:p>icms_autotasks_ISystem</text:p>
          </table:table-cell>
          <table:table-cell table:number-columns-repeated="1019"/>
        </table:table-row>
        <table:table-row table:style-name="ro1">
          <table:table-cell office:value-type="string">
            <text:p>/class/autotasks</text:p>
          </table:table-cell>
          <table:table-cell office:value-type="string">
            <text:p>icmsautotaskssystem.php</text:p>
          </table:table-cell>
          <table:table-cell office:value-type="string">
            <text:p>IcmsAutoTasksSystem</text:p>
          </table:table-cell>
          <table:table-cell office:value-type="string">
            <text:p>icms_autotasks_System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IcmsCaptcha</text:p>
          </table:table-cell>
          <table:table-cell office:value-type="string">
            <text:p>icms_captcha_Object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aptcha.php</text:p>
          </table:table-cell>
          <table:table-cell office:value-type="string">
            <text:p>XoopsCaptcha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config.php</text:p>
          </table:table-cell>
          <table:table-cell table:number-columns-repeated="1021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image.php</text:p>
          </table:table-cell>
          <table:table-cell office:value-type="string">
            <text:p>IcmsCaptchaImage</text:p>
          </table:table-cell>
          <table:table-cell office:value-type="string">
            <text:p>icms_captcha_Image</text:p>
          </table:table-cell>
          <table:table-cell table:number-columns-repeated="1019"/>
        </table:table-row>
        <table:table-row table:style-name="ro1">
          <table:table-cell office:value-type="string">
            <text:p>/class/captcha</text:p>
          </table:table-cell>
          <table:table-cell office:value-type="string">
            <text:p>text.php</text:p>
          </table:table-cell>
          <table:table-cell office:value-type="string">
            <text:p>IcmsCaptchaText</text:p>
          </table:table-cell>
          <table:table-cell office:value-type="string">
            <text:p>icms_captcha_Text</text:p>
          </table:table-cell>
          <table:table-cell table:number-columns-repeated="1019"/>
        </table:table-row>
        <table:table-row table:style-name="ro1">
          <table:table-cell office:value-type="string">
            <text:p>/class/captcha/script</text:p>
          </table:table-cell>
          <table:table-cell office:value-type="string">
            <text:p>img.php</text:p>
          </table:table-cell>
          <table:table-cell office:value-type="string">
            <text:p>IcmsCaptchaImageHandler</text:p>
          </table:table-cell>
          <table:table-cell office:value-type="string">
            <text:p>icms_captcha_ImageHandler</text:p>
          </table:table-cell>
          <table:table-cell table:number-columns-repeated="1019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Xoop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Icms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.php</text:p>
          </table:table-cell>
          <table:table-cell office:value-type="string">
            <text:p>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Icm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factory.php</text:p>
          </table:table-cell>
          <table:table-cell office:value-type="string">
            <text:p>XoopsDatabaseFactor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databaseupdater.php</text:p>
          </table:table-cell>
          <table:table-cell office:value-type="string">
            <text:p>Icms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</text:p>
          </table:table-cell>
          <table:table-cell office:value-type="string">
            <text:p>mysql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Proxy</text:p>
          </table:table-cell>
          <table:table-cell table:number-columns-repeated="1020"/>
        </table:table-row>
        <table:table-row table:style-name="ro2">
          <table:table-cell office:value-type="string">
            <text:p>/class/database/drivers/mysql</text:p>
          </table:table-cell>
          <table:table-cell office:value-type="string">
            <text:p>database.php</text:p>
          </table:table-cell>
          <table:table-cell office:value-type="string">
            <text:p>XoopsMySQLDatabaseSaf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sqlutility.php</text:p>
          </table:table-cell>
          <table:table-cell office:value-type="string">
            <text:p>SqlUtilit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iDatabasetabl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updater.php</text:p>
          </table:table-cell>
          <table:table-cell office:value-type="string">
            <text:p>IcmsMysqlDatabaseupdater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Proxy</text:p>
          </table:table-cell>
          <table:table-cell table:number-columns-repeated="1020"/>
        </table:table-row>
        <table:table-row table:style-name="ro1">
          <table:table-cell office:value-type="string">
            <text:p>/class/database/drivers/mysqli</text:p>
          </table:table-cell>
          <table:table-cell office:value-type="string">
            <text:p>database.php</text:p>
          </table:table-cell>
          <table:table-cell office:value-type="string">
            <text:p>XoopsMySQLiDatabaseSafe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form.php</text:p>
          </table:table-cell>
          <table:table-cell office:value-type="string">
            <text:p>IcmsForm</text:p>
          </table:table-cell>
          <table:table-cell table:number-columns-repeated="1020"/>
        </table:table-row>
        <table:table-row table:style-name="ro1">
          <table:table-cell office:value-type="string">
            <text:p>/class/icmsform</text:p>
          </table:table-cell>
          <table:table-cell office:value-type="string">
            <text:p>icmssecureform.php</text:p>
          </table:table-cell>
          <table:table-cell office:value-type="string">
            <text:p>IcmsSecureForm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autocompleteelement.php</text:p>
          </table:table-cell>
          <table:table-cell office:value-type="string">
            <text:p>Icms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autocompleteelement.php</text:p>
          </table:table-cell>
          <table:table-cell office:value-type="string">
            <text:p>IcmsFormAutocomple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blockoptionselement.php</text:p>
          </table:table-cell>
          <table:table-cell office:value-type="string">
            <text:p>IcmsFormBlockoptions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checkelement.php</text:p>
          </table:table-cell>
          <table:table-cell office:value-type="string">
            <text:p>IcmsFormChec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_timeelement.php</text:p>
          </table:table-cell>
          <table:table-cell office:value-type="string">
            <text:p>IcmsFormDate_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dateelement.php</text:p>
          </table:table-cell>
          <table:table-cell office:value-type="string">
            <text:p>IcmsFormDat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element.php</text:p>
          </table:table-cell>
          <table:table-cell office:value-type="string">
            <text:p>IcmsForm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fileuploadelement.php</text:p>
          </table:table-cell>
          <table:table-cell office:value-type="string">
            <text:p>IcmsFormFil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hidden.php</text:p>
          </table:table-cell>
          <table:table-cell office:value-type="string">
            <text:p>IcmsFormHidde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element.php</text:p>
          </table:table-cell>
          <table:table-cell office:value-type="string">
            <text:p>IcmsFormIm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imageuploadelement.php</text:p>
          </table:table-cell>
          <table:table-cell office:value-type="string">
            <text:p>IcmsFormImage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languageelement.php</text:p>
          </table:table-cell>
          <table:table-cell office:value-type="string">
            <text:p>IcmsFormLangu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geelement.php</text:p>
          </table:table-cell>
          <table:table-cell office:value-type="string">
            <text:p>IcmsFormPag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parentcategoryelement.php</text:p>
          </table:table-cell>
          <table:table-cell office:value-type="string">
            <text:p>IcmsFormParentcategory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adioelement.php</text:p>
          </table:table-cell>
          <table:table-cell office:value-type="string">
            <text:p>IcmsFormRadio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richfileelement.php</text:p>
          </table:table-cell>
          <table:table-cell office:value-type="string">
            <text:p>IcmsFormRichFil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.php</text:p>
          </table:table-cell>
          <table:table-cell office:value-type="string">
            <text:p>IcmsFormSection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ctionclose.php</text:p>
          </table:table-cell>
          <table:table-cell office:value-type="string">
            <text:p>IcmsFormSectionClose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_multielement.php</text:p>
          </table:table-cell>
          <table:table-cell office:value-type="string">
            <text:p>IcmsFormSelect_multi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lectelement.php</text:p>
          </table:table-cell>
          <table:table-cell office:value-type="string">
            <text:p>IcmsFormSelec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et_passwordelement.php</text:p>
          </table:table-cell>
          <table:table-cell office:value-type="string">
            <text:p>IcmsFormSet_passwor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sourceeditor.php</text:p>
          </table:table-cell>
          <table:table-cell office:value-type="string">
            <text:p>IcmsFormSourceEditor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extelement.php</text:p>
          </table:table-cell>
          <table:table-cell office:value-type="string">
            <text:p>IcmsFormText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timeelement.php</text:p>
          </table:table-cell>
          <table:table-cell office:value-type="string">
            <text:p>IcmsFormTime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ploadelement.php</text:p>
          </table:table-cell>
          <table:table-cell office:value-type="string">
            <text:p>IcmsFormUpload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rllinkelement.php</text:p>
          </table:table-cell>
          <table:table-cell office:value-type="string">
            <text:p>IcmsFormUrlLink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_sigelement.php</text:p>
          </table:table-cell>
          <table:table-cell office:value-type="string">
            <text:p>IcmsFormUser_sig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userelement.php</text:p>
          </table:table-cell>
          <table:table-cell office:value-type="string">
            <text:p>IcmsFormUserElement</text:p>
          </table:table-cell>
          <table:table-cell table:number-columns-repeated="1020"/>
        </table:table-row>
        <table:table-row table:style-name="ro1">
          <table:table-cell office:value-type="string">
            <text:p>/class/icmsform/elements</text:p>
          </table:table-cell>
          <table:table-cell office:value-type="string">
            <text:p>icmsformyesnoelement.php</text:p>
          </table:table-cell>
          <table:table-cell office:value-type="string">
            <text:p>IcmsFormYesnoElement</text:p>
          </table:table-cell>
          <table:table-cell table:number-columns-repeated="1020"/>
        </table:table-row>
        <table:table-row table:style-name="ro1">
          <table:table-cell office:value-type="string">
            <text:p>/class/mail</text:p>
          </table:table-cell>
          <table:table-cell office:value-type="string">
            <text:p>xoopsmultimailer.php</text:p>
          </table:table-cell>
          <table:table-cell office:value-type="string">
            <text:p>XoopsMultiMailer</text:p>
          </table:table-cell>
          <table:table-cell table:number-columns-repeated="1020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sax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themesetpars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</text:p>
          </table:table-cell>
          <table:table-cell office:value-type="string">
            <text:p>xmltaghandler.php</text:p>
          </table:table-cell>
          <table:table-cell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pc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1">
          <table:table-cell office:value-type="string">
            <text:p>/class/xml/rss</text:p>
          </table:table-cell>
          <table:table-cell table:number-columns-repeated="2"/>
          <table:table-cell office:value-type="string">
            <text:p>Moved to /libraries/xml/</text:p>
          </table:table-cell>
          <table:table-cell table:number-columns-repeated="1019"/>
        </table:table-row>
        <table:table-row table:style-name="ro3">
          <table:table-cell office:value-type="string">
            <text:p>/class/xoopseditor</text:p>
          </table:table-cell>
          <table:table-cell office:value-type="string">
            <text:p>xoopseditor.php</text:p>
          </table:table-cell>
          <table:table-cell office:value-type="string">
            <text:p>NO CLASS</text:p>
          </table:table-cell>
          <table:table-cell office:value-type="string">
            <text:p>should we remove it? : <text:a xlink:href="http://community.impresscms.org/modules/newbb/viewtopic.php?topic_id=4361&amp;post_id=38980#forumpost38980">http://community.impresscms.org/modules/newbb/viewtopic.php?topic_id=4361&amp;post_id=38980#forumpost38980</text:a>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.php</text:p>
          </table:table-cell>
          <table:table-cell office:value-type="string">
            <text:p>Xoops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button.php</text:p>
          </table:table-cell>
          <table:table-cell office:value-type="string">
            <text:p>XoopsFormButt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Icm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aptcha.php</text:p>
          </table:table-cell>
          <table:table-cell office:value-type="string">
            <text:p>XoopsFormCaptch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heckbox.php</text:p>
          </table:table-cell>
          <table:table-cell office:value-type="string">
            <text:p>XoopsFormCheckBox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colorpicker.php</text:p>
          </table:table-cell>
          <table:table-cell office:value-type="string">
            <text:p>XoopsFormColorPick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atetime.php</text:p>
          </table:table-cell>
          <table:table-cell office:value-type="string">
            <text:p>XoopsFormDateTi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dhtmltextarea.php</text:p>
          </table:table-cell>
          <table:table-cell office:value-type="string">
            <text:p>XoopsFormDhtml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ditor.php</text:p>
          </table:table-cell>
          <table:table-cell office:value-type="string">
            <text:p>XoopsForm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.php</text:p>
          </table:table-cell>
          <table:table-cell office:value-type="string">
            <text:p>XoopsFormElemen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elementtray.php</text:p>
          </table:table-cell>
          <table:table-cell office:value-type="string">
            <text:p>XoopsFormElementTra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file.php</text:p>
          </table:table-cell>
          <table:table-cell office:value-type="string">
            <text:p>XoopsFormFil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.php</text:p>
          </table:table-cell>
          <table:table-cell office:value-type="string">
            <text:p>XoopsFormHidd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hiddentoken.php</text:p>
          </table:table-cell>
          <table:table-cell office:value-type="string">
            <text:p>XoopsFormHiddenToke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.php</text:p>
          </table:table-cell>
          <table:table-cell office:value-type="string">
            <text:p>MastopFormSelectImag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image_browse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label.php</text:p>
          </table:table-cell>
          <table:table-cell office:value-type="string">
            <text:p>XoopsFormLabel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password.php</text:p>
          </table:table-cell>
          <table:table-cell office:value-type="string">
            <text:p>XoopsFormPassword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.php</text:p>
          </table:table-cell>
          <table:table-cell office:value-type="string">
            <text:p>XoopsFormRadio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radioyn.php</text:p>
          </table:table-cell>
          <table:table-cell office:value-type="string">
            <text:p>XoopsFormRadioY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.php</text:p>
          </table:table-cell>
          <table:table-cell office:value-type="string">
            <text:p>XoopsForm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country.php</text:p>
          </table:table-cell>
          <table:table-cell office:value-type="string">
            <text:p>XoopsFormSelectCountry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editor.php</text:p>
          </table:table-cell>
          <table:table-cell office:value-type="string">
            <text:p>XoopsFormSelectEdito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group.php</text:p>
          </table:table-cell>
          <table:table-cell office:value-type="string">
            <text:p>XoopsFormSelectGroup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lang.php</text:p>
          </table:table-cell>
          <table:table-cell office:value-type="string">
            <text:p>XoopsFormSelectLang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matchoption.php</text:p>
          </table:table-cell>
          <table:table-cell office:value-type="string">
            <text:p>XoopsFormSelectMatchOption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heme.php</text:p>
          </table:table-cell>
          <table:table-cell office:value-type="string">
            <text:p>XoopsFormSelectThem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timezone.php</text:p>
          </table:table-cell>
          <table:table-cell office:value-type="string">
            <text:p>XoopsFormSelectTimezone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selectuser.php</text:p>
          </table:table-cell>
          <table:table-cell office:value-type="string">
            <text:p>XoopsFormSelectUser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.php</text:p>
          </table:table-cell>
          <table:table-cell office:value-type="string">
            <text:p>XoopsFormTex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area.php</text:p>
          </table:table-cell>
          <table:table-cell office:value-type="string">
            <text:p>XoopsFormTextArea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formtextdateselect.php</text:p>
          </table:table-cell>
          <table:table-cell office:value-type="string">
            <text:p>XoopsFormTextDateSelect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grouppermform.php</text:p>
          </table:table-cell>
          <table:table-cell office:value-type="string">
            <text:p>XoopsGroupPerm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simpleform.php</text:p>
          </table:table-cell>
          <table:table-cell office:value-type="string">
            <text:p>XoopsSimp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ableform.php</text:p>
          </table:table-cell>
          <table:table-cell office:value-type="string">
            <text:p>XoopsTableForm</text:p>
          </table:table-cell>
          <table:table-cell table:number-columns-repeated="1020"/>
        </table:table-row>
        <table:table-row table:style-name="ro1">
          <table:table-cell office:value-type="string">
            <text:p>/class/xoopsform</text:p>
          </table:table-cell>
          <table:table-cell office:value-type="string">
            <text:p>themeform.php</text:p>
          </table:table-cell>
          <table:table-cell office:value-type="string">
            <text:p>XoopsThemeForm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tar.php</text:p>
          </table:table-cell>
          <table:table-cell office:value-type="string">
            <text:p>ta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lass.zipfile.php</text:p>
          </table:table-cell>
          <table:table-cell office:value-type="string">
            <text:p>zipfil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ommentrenderer.php</text:p>
          </table:table-cell>
          <table:table-cell office:value-type="string">
            <text:p>XoopsCommentRender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</text:p>
          </table:table-cell>
          <table:table-cell office:value-type="string">
            <text:p>icms_criteria_Item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Compo</text:p>
          </table:table-cell>
          <table:table-cell office:value-type="string">
            <text:p>icms_criteria_Compo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criteria.php</text:p>
          </table:table-cell>
          <table:table-cell office:value-type="string">
            <text:p>CriteriaElement</text:p>
          </table:table-cell>
          <table:table-cell office:value-type="string">
            <text:p>icms_criteria_Elemen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downloader.php</text:p>
          </table:table-cell>
          <table:table-cell office:value-type="string">
            <text:p>Xoops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errorhandler.php</text:p>
          </table:table-cell>
          <table:table-cell office:value-type="string">
            <text:p>XoopsErr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HTMLPurifier.php</text:p>
          </table:table-cell>
          <table:table-cell office:value-type="string">
            <text:p>icms_HTMLPurifi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InputFilter.php</text:p>
          </table:table-cell>
          <table:table-cell office:value-type="string">
            <text:p>icms_In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OutputFilter.php</text:p>
          </table:table-cell>
          <table:table-cell office:value-type="string">
            <text:p>icms_OutputFilt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_Password.php</text:p>
          </table:table-cell>
          <table:table-cell office:value-type="string">
            <text:p>icms_Passwor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addto.php</text:p>
          </table:table-cell>
          <table:table-cell office:value-type="string">
            <text:p>IcmsAddTo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breadcrumb.php</text:p>
          </table:table-cell>
          <table:table-cell office:value-type="string">
            <text:p>IcmsBreadcrumb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feed.php</text:p>
          </table:table-cell>
          <table:table-cell office:value-type="string">
            <text:p>IcmsFeed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librarieshandler.php</text:p>
          </table:table-cell>
          <table:table-cell office:value-type="string">
            <text:p>IcmsLibrarie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printerfriendly.php</text:p>
          </table:table-cell>
          <table:table-cell office:value-type="string">
            <text:p>IcmsPrinterFriendl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simplerss.php</text:p>
          </table:table-cell>
          <table:table-cell office:value-type="string">
            <text:p>IcmsSimpleRs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icmsversionchecker.php</text:p>
          </table:table-cell>
          <table:table-cell office:value-type="string">
            <text:p>IcmsVersionCheck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_render.php</text:p>
          </table:table-cell>
          <table:table-cell office:value-type="string">
            <text:p>NO CLASS</text:p>
          </table:table-cell>
          <table:table-cell office:value-type="string">
            <text:p>To be refactored to use classes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logger.php</text:p>
          </table:table-cell>
          <table:table-cell office:value-type="string">
            <text:p>XoopsLogger</text:p>
          </table:table-cell>
          <table:table-cell office:value-type="string">
            <text:p>icms_core_Logg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imetypes.inc.php</text:p>
          </table:table-cell>
          <table:table-cell office:value-type="string">
            <text:p>NO CLASS</text:p>
          </table:table-cell>
          <table:table-cell office:value-type="string">
            <text:p>icms_Utils::mimetypes()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module.textsanitizer.php</text:p>
          </table:table-cell>
          <table:table-cell office:value-type="string">
            <text:p>MyTextSanitizer</text:p>
          </table:table-cell>
          <table:table-cell office:value-type="string">
            <text:p>icms_core_Textsanitiz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pagenav.php</text:p>
          </table:table-cell>
          <table:table-cell office:value-type="string">
            <text:p>XoopsPageNav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plugins.php</text:p>
          </table:table-cell>
          <table:table-cell office:value-type="string">
            <text:p>IcmsPlugins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snoopy.php</text:p>
          </table:table-cell>
          <table:table-cell office:value-type="string">
            <text:p>Snoopy</text:p>
          </table:table-cell>
          <table:table-cell office:value-type="string">
            <text:p>remov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ardownloader.php</text:p>
          </table:table-cell>
          <table:table-cell office:value-type="string">
            <text:p>XoopsTarDown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template.php</text:p>
          </table:table-cell>
          <table:table-cell office:value-type="string">
            <text:p>XoopsTpl</text:p>
          </table:table-cell>
          <table:table-cell office:value-type="string">
            <text:p>icms_view_Tpl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_block.php</text:p>
          </table:table-cell>
          <table:table-cell office:value-type="string">
            <text:p>xos_logos_PageBuilder</text:p>
          </table:table-cell>
          <table:table-cell office:value-type="string">
            <text:p>icms_view_PageBuilder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Factory</text:p>
          </table:table-cell>
          <table:table-cell office:value-type="string">
            <text:p>icms_view_theme_Factory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heme.php</text:p>
          </table:table-cell>
          <table:table-cell office:value-type="string">
            <text:p>xos_opal_Theme</text:p>
          </table:table-cell>
          <table:table-cell office:value-type="string">
            <text:p>icms_view_theme_Object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tree.php</text:p>
          </table:table-cell>
          <table:table-cell office:value-type="string">
            <text:p>XoopsObject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Icm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uploader.php</text:p>
          </table:table-cell>
          <table:table-cell office:value-type="string">
            <text:p>XoopsMediaUpload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block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inc.php</text:p>
          </table:table-cell>
          <table:table-cell office:value-type="string">
            <text:p>NO CLASS</text:p>
          </table:table-cell>
          <table:table-cell office:value-type="string">
            <text:p>To be refactor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editor.php</text:p>
          </table:table-cell>
          <table:table-cell office:value-type="string">
            <text:p>XoopsEditorHand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formloader.php</text:p>
          </table:table-cell>
          <table:table-cell office:value-type="string">
            <text:p>NO CLASS</text:p>
          </table:table-cell>
          <table:table-cell office:value-type="string">
            <text:p>will not be needed in 1.4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lists.php</text:p>
          </table:table-cell>
          <table:table-cell office:value-type="string">
            <text:p>IcmsLists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ailer.php</text:p>
          </table:table-cell>
          <table:table-cell office:value-type="string">
            <text:p>XoopsMailer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module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object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Icm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ecurity.php</text:p>
          </table:table-cell>
          <table:table-cell office:value-type="string">
            <text:p>XoopsSecurity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story.php</text:p>
          </table:table-cell>
          <table:table-cell office:value-type="string">
            <text:p>XoopsStory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opic.php</text:p>
          </table:table-cell>
          <table:table-cell office:value-type="string">
            <text:p>XoopsTopic</text:p>
          </table:table-cell>
          <table:table-cell office:value-type="string">
            <text:p>only the news module uses it, right ?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pl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tree.php</text:p>
          </table:table-cell>
          <table:table-cell office:value-type="string">
            <text:p>XoopsTree</text:p>
          </table:table-cell>
          <table:table-cell table:number-columns-repeated="1020"/>
        </table:table-row>
        <table:table-row table:style-name="ro1">
          <table:table-cell office:value-type="string">
            <text:p>/class</text:p>
          </table:table-cell>
          <table:table-cell office:value-type="string">
            <text:p>xoopsuser.php</text:p>
          </table:table-cell>
          <table:table-cell office:value-type="string">
            <text:p>NO CLASS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class</text:p>
          </table:table-cell>
          <table:table-cell office:value-type="string">
            <text:p>zipdownloader.php</text:p>
          </table:table-cell>
          <table:table-cell office:value-type="string">
            <text:p>XoopsZipDownload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</text:p>
          </table:table-cell>
          <table:table-cell office:value-type="string">
            <text:p>icms_avata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avatar.php</text:p>
          </table:table-cell>
          <table:table-cell office:value-type="string">
            <text:p>XoopsAvatarHandler</text:p>
          </table:table-cell>
          <table:table-cell office:value-type="string">
            <text:p>icms_avata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.php</text:p>
          </table:table-cell>
          <table:table-cell office:value-type="string">
            <text:p>XoopsBlock</text:p>
          </table:table-cell>
          <table:table-cell office:value-type="string">
            <text:p>icms_block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</text:p>
          </table:table-cell>
          <table:table-cell office:value-type="string">
            <text:p>icms_block_posi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blockposition.php</text:p>
          </table:table-cell>
          <table:table-cell office:value-type="string">
            <text:p>IcmsBlockpositionHandler</text:p>
          </table:table-cell>
          <table:table-cell office:value-type="string">
            <text:p>icms_block_posi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</text:p>
          </table:table-cell>
          <table:table-cell office:value-type="string">
            <text:p>icms_commen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mment.php</text:p>
          </table:table-cell>
          <table:table-cell office:value-type="string">
            <text:p>XoopsCommentHandler</text:p>
          </table:table-cell>
          <table:table-cell office:value-type="string">
            <text:p>icms_commen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.php</text:p>
          </table:table-cell>
          <table:table-cell office:value-type="string">
            <text:p>XoopsConfigHandler</text:p>
          </table:table-cell>
          <table:table-cell office:value-type="string">
            <text:p>icms_config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</text:p>
          </table:table-cell>
          <table:table-cell office:value-type="string">
            <text:p>icms_config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category.php</text:p>
          </table:table-cell>
          <table:table-cell office:value-type="string">
            <text:p>XoopsConfigCategoryHandler</text:p>
          </table:table-cell>
          <table:table-cell office:value-type="string">
            <text:p>icms_config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</text:p>
          </table:table-cell>
          <table:table-cell office:value-type="string">
            <text:p>icms_config_ite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item.php</text:p>
          </table:table-cell>
          <table:table-cell office:value-type="string">
            <text:p>XoopsConfigItemHandler</text:p>
          </table:table-cell>
          <table:table-cell office:value-type="string">
            <text:p>icms_config_ite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</text:p>
          </table:table-cell>
          <table:table-cell office:value-type="string">
            <text:p>icms_config_op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configoption.php</text:p>
          </table:table-cell>
          <table:table-cell office:value-type="string">
            <text:p>XoopsConfigOptionHandler</text:p>
          </table:table-cell>
          <table:table-cell office:value-type="string">
            <text:p>icms_config_op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</text:p>
          </table:table-cell>
          <table:table-cell office:value-type="string">
            <text:p>icms_member_grou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GroupHandler</text:p>
          </table:table-cell>
          <table:table-cell office:value-type="string">
            <text:p>icms_member_grou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</text:p>
          </table:table-cell>
          <table:table-cell office:value-type="string">
            <text:p>icms_member_group_membership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.php</text:p>
          </table:table-cell>
          <table:table-cell office:value-type="string">
            <text:p>XoopsMembershipHandler</text:p>
          </table:table-cell>
          <table:table-cell office:value-type="string">
            <text:p>icms_member_group_membership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</text:p>
          </table:table-cell>
          <table:table-cell office:value-type="string">
            <text:p>icms_member_groupperm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groupperm.php</text:p>
          </table:table-cell>
          <table:table-cell office:value-type="string">
            <text:p>XoopsGroupPermHandler</text:p>
          </table:table-cell>
          <table:table-cell office:value-type="string">
            <text:p>icms_member_groupperm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_DataFilter.php</text:p>
          </table:table-cell>
          <table:table-cell office:value-type="string">
            <text:p>icms_DataFilt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kernel.php</text:p>
          </table:table-cell>
          <table:table-cell office:value-type="string">
            <text:p>IcmsKernel</text:p>
          </table:table-cell>
          <table:table-cell office:value-type="string">
            <text:p>icms_core_Kernel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etagen.php</text:p>
          </table:table-cell>
          <table:table-cell office:value-type="string">
            <text:p>IcmsMetagen</text:p>
          </table:table-cell>
          <table:table-cell office:value-type="string">
            <text:p>icms_ipf_Metage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moduleabout.php</text:p>
          </table:table-cell>
          <table:table-cell office:value-type="string">
            <text:p>IcmsModuleAbout</text:p>
          </table:table-cell>
          <table:table-cell office:value-type="string">
            <text:p>icms_ipf_Abou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</text:p>
          </table:table-cell>
          <table:table-cell office:value-type="string">
            <text:p>icms_ipf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ategory.php</text:p>
          </table:table-cell>
          <table:table-cell office:value-type="string">
            <text:p>IcmsPersistableCategoryHandler</text:p>
          </table:table-cell>
          <table:table-cell office:value-type="string">
            <text:p>icms_ipf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controller.php</text:p>
          </table:table-cell>
          <table:table-cell office:value-type="string">
            <text:p>IcmsPersistableController</text:p>
          </table:table-cell>
          <table:table-cell office:value-type="string">
            <text:p>icms_ipf_Control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PersistableExport</text:p>
          </table:table-cell>
          <table:table-cell office:value-type="string">
            <text:p>icms_ipf_expor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export.php</text:p>
          </table:table-cell>
          <table:table-cell office:value-type="string">
            <text:p>IcmsExportRenderer</text:p>
          </table:table-cell>
          <table:table-cell office:value-type="string">
            <text:p>icms_ipf_export_Render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highlighter.php</text:p>
          </table:table-cell>
          <table:table-cell office:value-type="string">
            <text:p>IcmsPersistableHighlighter</text:p>
          </table:table-cell>
          <table:table-cell office:value-type="string">
            <text:p>icms_ipf_Highlight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memberhandler.php</text:p>
          </table:table-cell>
          <table:table-cell office:value-type="string">
            <text:p>IcmsPersistableMemberHandler</text:p>
          </table:table-cell>
          <table:table-cell office:value-type="string">
            <text:p>icms_ipf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.php</text:p>
          </table:table-cell>
          <table:table-cell office:value-type="string">
            <text:p>IcmsPersistableObject</text:p>
          </table:table-cell>
          <table:table-cell office:value-type="string">
            <text:p>icms_ipf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objecthandler.php</text:p>
          </table:table-cell>
          <table:table-cell office:value-type="string">
            <text:p>IcmsPersistableObjectHandler</text:p>
          </table:table-cell>
          <table:table-cell office:value-type="string">
            <text:p>icms_ipf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permission.php</text:p>
          </table:table-cell>
          <table:table-cell office:value-type="string">
            <text:p>IcmsPersistablePermissionHandler</text:p>
          </table:table-cell>
          <table:table-cell office:value-type="string">
            <text:p>icms_ipf_permiss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registry.php</text:p>
          </table:table-cell>
          <table:table-cell office:value-type="string">
            <text:p>IcmsPersistableRegistry</text:p>
          </table:table-cell>
          <table:table-cell office:value-type="string">
            <text:p>icms_ipf_regist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eoobject.php</text:p>
          </table:table-cell>
          <table:table-cell office:value-type="string">
            <text:p>IcmsPersistableSeoObject</text:p>
          </table:table-cell>
          <table:table-cell office:value-type="string">
            <text:p>icms_ipf_seo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Row</text:p>
          </table:table-cell>
          <table:table-cell office:value-type="string">
            <text:p>icms_ipf_view_Row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singleview.php</text:p>
          </table:table-cell>
          <table:table-cell office:value-type="string">
            <text:p>IcmsPersistableSingleView</text:p>
          </table:table-cell>
          <table:table-cell office:value-type="string">
            <text:p>icms_ipf_view_Sing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Column</text:p>
          </table:table-cell>
          <table:table-cell office:value-type="string">
            <text:p>icms_ipf_view_Column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able.php</text:p>
          </table:table-cell>
          <table:table-cell office:value-type="string">
            <text:p>IcmsPersistabl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.php</text:p>
          </table:table-cell>
          <table:table-cell office:value-type="string">
            <text:p>IcmsPersistableTree</text:p>
          </table:table-cell>
          <table:table-cell office:value-type="string">
            <text:p>icms_ipf_Tre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ersistabletreetable.php</text:p>
          </table:table-cell>
          <table:table-cell office:value-type="string">
            <text:p>IcmsPersistableTreeTable</text:p>
          </table:table-cell>
          <table:table-cell office:value-type="string">
            <text:p>icms_ipf_view_Table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Handler</text:p>
          </table:table-cell>
          <table:table-cell office:value-type="string">
            <text:p>icms_preload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preloadhandler.php</text:p>
          </table:table-cell>
          <table:table-cell office:value-type="string">
            <text:p>IcmsPreloadItem</text:p>
          </table:table-cell>
          <table:table-cell office:value-type="string">
            <text:p>icms_preload_Item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cmsstopspammer.php</text:p>
          </table:table-cell>
          <table:table-cell office:value-type="string">
            <text:p>IcmsStopSpammer</text:p>
          </table:table-cell>
          <table:table-cell office:value-type="string">
            <text:p>icms_core_StopSpamm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</text:p>
          </table:table-cell>
          <table:table-cell office:value-type="string">
            <text:p>icms_im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.php</text:p>
          </table:table-cell>
          <table:table-cell office:value-type="string">
            <text:p>XoopsImageHandler</text:p>
          </table:table-cell>
          <table:table-cell office:value-type="string">
            <text:p>icms_image_Handler</text:p>
          </table:table-cell>
          <table:table-cell table:number-columns-repeated="1019"/>
        </table:table-row>
        <table:table-row table:style-name="ro4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</text:p>
          </table:table-cell>
          <table:table-cell office:value-type="string">
            <text:p>icms_image_category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category.php</text:p>
          </table:table-cell>
          <table:table-cell office:value-type="string">
            <text:p>XoopsImagecategoryHandler</text:p>
          </table:table-cell>
          <table:table-cell office:value-type="string">
            <text:p>icms_image_category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imageset.php</text:p>
          </table:table-cell>
          <table:table-cell office:value-type="string">
            <text:p>XoopsImagesetHandler</text:p>
          </table:table-cell>
          <table:table-cell table:number-columns-repeated="1020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ember.php</text:p>
          </table:table-cell>
          <table:table-cell office:value-type="string">
            <text:p>XoopsMemberHandler</text:p>
          </table:table-cell>
          <table:table-cell office:value-type="string">
            <text:p>icms_member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</text:p>
          </table:table-cell>
          <table:table-cell office:value-type="string">
            <text:p>icms_modu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module.php</text:p>
          </table:table-cell>
          <table:table-cell office:value-type="string">
            <text:p>XoopsModuleHandler</text:p>
          </table:table-cell>
          <table:table-cell office:value-type="string">
            <text:p>icms_modu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</text:p>
          </table:table-cell>
          <table:table-cell office:value-type="string">
            <text:p>icms_notification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notification.php</text:p>
          </table:table-cell>
          <table:table-cell office:value-type="string">
            <text:p>XoopsNotificationHandler</text:p>
          </table:table-cell>
          <table:table-cell office:value-type="string">
            <text:p>icms_notification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</text:p>
          </table:table-cell>
          <table:table-cell office:value-type="string">
            <text:p>icms_cor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bject.php</text:p>
          </table:table-cell>
          <table:table-cell office:value-type="string">
            <text:p>XoopsObjectHandler</text:p>
          </table:table-cell>
          <table:table-cell office:value-type="string">
            <text:p>icms_core_Object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online.php</text:p>
          </table:table-cell>
          <table:table-cell office:value-type="string">
            <text:p>XoopsOnlineHandler</text:p>
          </table:table-cell>
          <table:table-cell office:value-type="string">
            <text:p>icms_core_Online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</text:p>
          </table:table-cell>
          <table:table-cell office:value-type="string">
            <text:p>icms_p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IcmsPageHandler</text:p>
          </table:table-cell>
          <table:table-cell office:value-type="string">
            <text:p>icms_p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age.php</text:p>
          </table:table-cell>
          <table:table-cell office:value-type="string">
            <text:p>XoopsPageHandler</text:p>
          </table:table-cell>
          <table:table-cell office:value-type="string">
            <text:p>DEPRECATED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</text:p>
          </table:table-cell>
          <table:table-cell office:value-type="string">
            <text:p>icms_privmessag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privmessage.php</text:p>
          </table:table-cell>
          <table:table-cell office:value-type="string">
            <text:p>XoopsPrivmessageHandler</text:p>
          </table:table-cell>
          <table:table-cell office:value-type="string">
            <text:p>icms_privmessag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session.php</text:p>
          </table:table-cell>
          <table:table-cell office:value-type="string">
            <text:p>XoopsSessionHandler</text:p>
          </table:table-cell>
          <table:table-cell office:value-type="string">
            <text:p>icms_core_Session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</text:p>
          </table:table-cell>
          <table:table-cell office:value-type="string">
            <text:p>icms_view_template_file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file.php</text:p>
          </table:table-cell>
          <table:table-cell office:value-type="string">
            <text:p>XoopsTplfileHandler</text:p>
          </table:table-cell>
          <table:table-cell office:value-type="string">
            <text:p>icms_view_template_file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</text:p>
          </table:table-cell>
          <table:table-cell office:value-type="string">
            <text:p>icms_view_template_set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tplset.php</text:p>
          </table:table-cell>
          <table:table-cell office:value-type="string">
            <text:p>XoopsTplsetHandler</text:p>
          </table:table-cell>
          <table:table-cell office:value-type="string">
            <text:p>icms_view_template_set_Handler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</text:p>
          </table:table-cell>
          <table:table-cell office:value-type="string">
            <text:p>icms_member_user_Object</text:p>
          </table:table-cell>
          <table:table-cell table:number-columns-repeated="1019"/>
        </table:table-row>
        <table:table-row table:style-name="ro1">
          <table:table-cell office:value-type="string">
            <text:p>/kernel</text:p>
          </table:table-cell>
          <table:table-cell office:value-type="string">
            <text:p>user.php</text:p>
          </table:table-cell>
          <table:table-cell office:value-type="string">
            <text:p>XoopsUserHandler</text:p>
          </table:table-cell>
          <table:table-cell office:value-type="string">
            <text:p>icms_member_user_Handler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5/07/2010</text:date>, <text:time>17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-Andre Lanciault</meta:initial-creator>
    <meta:creation-date>2010-06-21T13:55:45</meta:creation-date>
    <dc:date>2010-07-05T17:59:45</dc:date>
    <dc:creator>Marc-Andre Lanciault</dc:creator>
    <meta:editing-duration>PT05H10M09S</meta:editing-duration>
    <meta:editing-cycles>16</meta:editing-cycles>
    <meta:generator>OpenOffice.org/3.1$Linux OpenOffice.org_project/310m19$Build-9420</meta:generator>
    <meta:document-statistic meta:table-count="3" meta:cell-count="813" meta:object-count="0"/>
  </office:meta>
</office:document-meta>
</file>